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88.6256"/>
          <table:table-cell office:value-type="float" office:value="86.589"/>
          <table:table-cell office:value-type="float" office:value="7.99"/>
          <table:table-cell office:value-type="float" office:value="2.0"/>
          <table:table-cell office:value-type="float" office:value="0.0"/>
          <table:table-cell office:value-type="float" office:value="14.0"/>
          <table:table-cell office:value-type="float" office:value="443.0"/>
          <table:table-cell office:value-type="float" office:value="7253.0"/>
          <table:table-cell office:value-type="float" office:value="2874399.0"/>
          <table:table-cell office:value-type="float" office:value="8386103.0"/>
          <table:table-cell office:value-type="float" office:value="47249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66196.0"/>
          <table:table-cell office:value-type="float" office:value="15741139.0"/>
          <table:table-cell office:value-type="float" office:value="11103024.0"/>
          <table:table-cell office:value-type="float" office:value="10411255.0"/>
          <table:table-cell office:value-type="float" office:value="16001100.0"/>
          <table:table-cell office:value-type="float" office:value="57528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84.5216"/>
          <table:table-cell office:value-type="float" office:value="82.018"/>
          <table:table-cell office:value-type="float" office:value="4.1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263.0"/>
          <table:table-cell office:value-type="float" office:value="2874477.0"/>
          <table:table-cell office:value-type="float" office:value="8386395.0"/>
          <table:table-cell office:value-type="float" office:value="4724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66198.0"/>
          <table:table-cell office:value-type="float" office:value="15741101.0"/>
          <table:table-cell office:value-type="float" office:value="11102986.0"/>
          <table:table-cell office:value-type="float" office:value="10411251.0"/>
          <table:table-cell office:value-type="float" office:value="16001100.0"/>
          <table:table-cell office:value-type="float" office:value="57528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84.5713"/>
          <table:table-cell office:value-type="float" office:value="82.103"/>
          <table:table-cell office:value-type="float" office:value="3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220.0"/>
          <table:table-cell office:value-type="float" office:value="2874547.0"/>
          <table:table-cell office:value-type="float" office:value="8386657.0"/>
          <table:table-cell office:value-type="float" office:value="47249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66200.0"/>
          <table:table-cell office:value-type="float" office:value="15741067.0"/>
          <table:table-cell office:value-type="float" office:value="11102952.0"/>
          <table:table-cell office:value-type="float" office:value="10411247.0"/>
          <table:table-cell office:value-type="float" office:value="16001100.0"/>
          <table:table-cell office:value-type="float" office:value="57528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